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="gradient" draw:fill-gradient-name="Orange_20_Gradient_20_2" draw:opacity="30%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cccccc" draw:textarea-vertical-align="middle"/>
    </style:style>
    <style:style style:name="gr5" style:family="graphic" style:parent-style-name="standard">
      <style:graphic-properties svg:stroke-color="#000000" svg:stroke-opacity="100%" draw:fill="solid" draw:fill-color="#996600" draw:opacity="55%" draw:textarea-vertical-align="middle"/>
    </style:style>
    <style:style style:name="gr6" style:family="graphic" style:parent-style-name="standard">
      <style:graphic-properties draw:stroke="none" svg:stroke-color="#000000" draw:fill="none" fo:min-height="0.5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8" style:family="graphic" style:parent-style-name="standard">
      <style:graphic-properties draw:stroke="none" svg:stroke-color="#000000" draw:fill="none" fo:min-height="0.55cm"/>
    </style:style>
    <style:style style:name="P1" style:family="paragraph">
      <style:paragraph-properties fo:text-align="center"/>
    </style:style>
    <style:style style:name="P2" style:family="paragraph"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P3" style:family="paragraph">
      <style:text-properties fo:color="#000000" fo:font-family="'Bradley Hand ITC'" style:font-family-generic="script" style:font-pitch="variable" fo:font-size="14pt" fo:text-shadow="none" style:text-underline-style="none" fo:font-weight="bold" style:font-size-asian="14pt" style:font-weight-asian="bold" style:font-size-complex="14pt" style:font-weight-complex="bold"/>
    </style:style>
    <style:style style:name="P4" style:family="paragraph">
      <style:text-properties fo:color="#000000" fo:font-size="14pt" style:text-underline-style="none" style:font-size-asian="14pt" style:font-size-complex="14pt"/>
    </style:style>
    <style:style style:name="P5" style:family="paragraph">
      <style:paragraph-properties fo:text-align="center"/>
      <style:text-properties fo:color="#ff6600" fo:font-size="14pt" style:text-underline-style="solid" style:text-underline-width="auto" style:text-underline-color="font-color" style:font-size-asian="14pt" style:font-size-complex="14pt"/>
    </style:style>
    <style:style style:name="P6" style:family="paragraph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>
      <style:text-properties fo:color="#ff6600" fo:font-family="'Bradley Hand ITC'" style:font-family-generic="script" style:font-pitch="variable"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color="#333333" style:text-underline-style="none"/>
    </style:style>
    <style:style style:name="T3" style:family="text">
      <style:text-properties fo:color="#000000" fo:font-family="'Bradley Hand ITC'" style:font-family-generic="script" style:font-pitch="variable" fo:font-size="26pt" fo:text-shadow="none" style:text-underline-style="none" fo:font-weight="bold" style:font-size-asian="26pt" style:font-weight-asian="bold" style:font-size-complex="26pt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bold" style:font-weight-asian="bold" style:font-weight-complex="bold"/>
    </style:style>
    <style:style style:name="T6" style:family="text">
      <style:text-properties fo:color="#000000" fo:font-family="'Bradley Hand ITC'" style:font-family-generic="script" style:font-pitch="variable" fo:font-size="18pt" fo:text-shadow="none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.7cm" svg:height="19.4cm" svg:x="2.4cm" svg:y="2.1cm">
          <text:p/>
        </draw:rect>
        <draw:frame draw:style-name="gr2" draw:text-style-name="P2" draw:layer="layout" svg:width="5.604cm" svg:height="0.806cm" svg:x="4.696cm" svg:y="3.094cm">
          <draw:text-box>
            <text:p text:style-name="P2">Willkommen<text:span text:style-name="T1"> </text:span><text:span text:style-name="T2">&gt;&gt;Kontakt</text:span></text:p>
          </draw:text-box>
        </draw:frame>
        <draw:frame draw:style-name="gr3" draw:text-style-name="P3" draw:layer="layout" svg:width="3.804cm" svg:height="1.394cm" svg:x="5cm" svg:y="4.806cm">
          <draw:text-box>
            <text:p text:style-name="P2"><text:span text:style-name="T3">Kontakt</text:span></text:p>
          </draw:text-box>
        </draw:frame>
        <draw:frame draw:style-name="gr3" draw:text-style-name="P4" draw:layer="layout" svg:width="2.013cm" svg:height="0.806cm" svg:x="4.5cm" svg:y="6.9cm">
          <draw:text-box>
            <text:p text:style-name="P2"><text:span text:style-name="T4">Name*</text:span></text:p>
          </draw:text-box>
        </draw:frame>
        <draw:rect draw:style-name="gr4" draw:text-style-name="P5" draw:layer="layout" svg:width="11.2cm" svg:height="0.9cm" svg:x="4.3cm" svg:y="8cm">
          <text:p/>
        </draw:rect>
        <draw:frame draw:style-name="gr2" draw:text-style-name="P2" draw:layer="layout" svg:width="4.383cm" svg:height="0.806cm" svg:x="4.7cm" svg:y="10cm">
          <draw:text-box>
            <text:p text:style-name="P2"><text:span text:style-name="T4">E-Mail-Adresse*</text:span></text:p>
          </draw:text-box>
        </draw:frame>
        <draw:rect draw:style-name="gr4" draw:text-style-name="P5" draw:layer="layout" svg:width="11.2cm" svg:height="0.9cm" svg:x="4.4cm" svg:y="10.9cm">
          <text:p/>
        </draw:rect>
        <draw:frame draw:style-name="gr3" draw:text-style-name="P4" draw:layer="layout" svg:width="2.792cm" svg:height="0.806cm" svg:x="4.6cm" svg:y="12.794cm">
          <draw:text-box>
            <text:p text:style-name="P2"><text:span text:style-name="T4">Nachricht*</text:span></text:p>
          </draw:text-box>
        </draw:frame>
        <draw:rect draw:style-name="gr4" draw:text-style-name="P5" draw:layer="layout" svg:width="11.2cm" svg:height="5.2cm" svg:x="4.5cm" svg:y="13.8cm">
          <text:p/>
        </draw:rect>
        <draw:rect draw:style-name="gr5" draw:text-style-name="P5" draw:layer="layout" svg:width="6.6cm" svg:height="0.8cm" svg:x="4.6cm" svg:y="20cm">
          <text:p/>
        </draw:rect>
        <draw:frame draw:style-name="gr6" draw:text-style-name="P6" draw:layer="layout" svg:width="5.48cm" svg:height="0.819cm" svg:x="5.02cm" svg:y="20.1cm">
          <draw:text-box>
            <text:p text:style-name="P6"><text:span text:style-name="T5">Formular abschicken</text:span></text:p>
          </draw:text-box>
        </draw:frame>
      </draw:page>
      <draw:page draw:name="page2" draw:style-name="dp1" draw:master-page-name="Standard">
        <draw:rect draw:style-name="gr1" draw:text-style-name="P1" draw:layer="layout" svg:width="15.7cm" svg:height="19.4cm" svg:x="2.4cm" svg:y="2.1cm">
          <text:p/>
        </draw:rect>
        <draw:frame draw:style-name="gr2" draw:text-style-name="P2" draw:layer="layout" svg:width="5.604cm" svg:height="0.806cm" svg:x="4.696cm" svg:y="3.094cm">
          <draw:text-box>
            <text:p text:style-name="P2">Willkommen<text:span text:style-name="T1"> </text:span><text:span text:style-name="T2">&gt;&gt;Kontakt</text:span></text:p>
          </draw:text-box>
        </draw:frame>
        <draw:frame draw:style-name="gr7" draw:text-style-name="P7" draw:layer="layout" svg:width="7.67cm" svg:height="1.043cm" svg:x="4.5cm" svg:y="4.806cm">
          <draw:text-box>
            <text:p text:style-name="P2"><text:span text:style-name="T6">Kommentar hinzufügen</text:span></text:p>
          </draw:text-box>
        </draw:frame>
        <draw:frame draw:style-name="gr3" draw:text-style-name="P4" draw:layer="layout" svg:width="2.013cm" svg:height="0.806cm" svg:x="4.5cm" svg:y="6.9cm">
          <draw:text-box>
            <text:p text:style-name="P2"><text:span text:style-name="T4">Name*</text:span></text:p>
          </draw:text-box>
        </draw:frame>
        <draw:rect draw:style-name="gr4" draw:text-style-name="P5" draw:layer="layout" svg:width="11.2cm" svg:height="0.9cm" svg:x="4.3cm" svg:y="8cm">
          <text:p/>
        </draw:rect>
        <draw:frame draw:style-name="gr2" draw:text-style-name="P2" draw:layer="layout" svg:width="4.383cm" svg:height="0.806cm" svg:x="4.7cm" svg:y="10cm">
          <draw:text-box>
            <text:p text:style-name="P2"><text:span text:style-name="T4">E-Mail-Adresse*</text:span></text:p>
          </draw:text-box>
        </draw:frame>
        <draw:rect draw:style-name="gr4" draw:text-style-name="P5" draw:layer="layout" svg:width="11.2cm" svg:height="0.9cm" svg:x="4.4cm" svg:y="10.9cm">
          <text:p/>
        </draw:rect>
        <draw:frame draw:style-name="gr3" draw:text-style-name="P4" draw:layer="layout" svg:width="2.792cm" svg:height="0.806cm" svg:x="4.6cm" svg:y="12.794cm">
          <draw:text-box>
            <text:p text:style-name="P2"><text:span text:style-name="T4">Nachricht*</text:span></text:p>
          </draw:text-box>
        </draw:frame>
        <draw:rect draw:style-name="gr4" draw:text-style-name="P5" draw:layer="layout" svg:width="11.2cm" svg:height="5.2cm" svg:x="4.5cm" svg:y="13.8cm">
          <text:p/>
        </draw:rect>
        <draw:rect draw:style-name="gr5" draw:text-style-name="P5" draw:layer="layout" svg:width="6.6cm" svg:height="0.8cm" svg:x="4.6cm" svg:y="20cm">
          <text:p/>
        </draw:rect>
        <draw:frame draw:style-name="gr8" draw:text-style-name="P6" draw:layer="layout" svg:width="6.38cm" svg:height="0.818cm" svg:x="5.02cm" svg:y="20.1cm">
          <draw:text-box>
            <text:p text:style-name="P6"><text:span text:style-name="T5">Kommentar <text:s/>absend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Orange_20_Gradient_20_2" draw:display-name="Orange Gradient 2" draw:style="linear" draw:start-color="#ff6600" draw:end-color="#ffff00" draw:start-intensity="100%" draw:end-intensity="100%" draw:angle="0" draw:border="5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19:19:48.52</meta:creation-date>
    <dc:date>2025-08-23T19:45:13.23</dc:date>
    <dc:creator>Emine Leanza</dc:creator>
    <meta:editing-duration>PT9M52S</meta:editing-duration>
    <meta:editing-cycles>1</meta:editing-cycles>
    <meta:document-statistic meta:object-count="22"/>
    <meta:generator>OpenOffice/4.1.15$Win32 OpenOffice.org_project/4115m2$Build-9813</meta:generator>
  </office:meta>
</office:document-meta>
</file>